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b60" officeooo:paragraph-rsid="00109b60"/>
    </style:style>
    <style:style style:name="P2" style:family="paragraph" style:parent-style-name="Text_20_body">
      <style:text-properties officeooo:rsid="00109b60" officeooo:paragraph-rsid="00109b60"/>
    </style:style>
    <style:style style:name="P3" style:family="paragraph" style:parent-style-name="Text_20_body">
      <style:text-properties officeooo:rsid="00109b60" officeooo:paragraph-rsid="001bed2f"/>
    </style:style>
    <style:style style:name="P4" style:family="paragraph" style:parent-style-name="Text_20_body">
      <style:text-properties officeooo:rsid="0017cf04" officeooo:paragraph-rsid="0017cf04"/>
    </style:style>
    <style:style style:name="P5" style:family="paragraph" style:parent-style-name="Text_20_body">
      <style:text-properties officeooo:rsid="00180202" officeooo:paragraph-rsid="0019b0e4"/>
    </style:style>
    <style:style style:name="P6" style:family="paragraph" style:parent-style-name="Text_20_body">
      <style:text-properties officeooo:rsid="00180202" officeooo:paragraph-rsid="001f3cd0"/>
    </style:style>
    <style:style style:name="T1" style:family="text">
      <style:text-properties officeooo:rsid="0013dc23"/>
    </style:style>
    <style:style style:name="T2" style:family="text">
      <style:text-properties officeooo:rsid="0014031d"/>
    </style:style>
    <style:style style:name="T3" style:family="text">
      <style:text-properties officeooo:rsid="0019b0e4"/>
    </style:style>
    <style:style style:name="T4" style:family="text">
      <style:text-properties officeooo:rsid="001be65b"/>
    </style:style>
    <style:style style:name="T5" style:family="text">
      <style:text-properties fo:font-weight="bold" style:font-weight-asian="bold" style:font-weight-complex="bold"/>
    </style:style>
    <style:style style:name="T6" style:family="text">
      <style:text-properties fo:font-weight="bold" officeooo:rsid="001be65b" style:font-weight-asian="bold" style:font-weight-complex="bold"/>
    </style:style>
    <style:style style:name="T7" style:family="text">
      <style:text-properties fo:font-weight="bold" officeooo:rsid="001bed2f" style:font-weight-asian="bold" style:font-weight-complex="bold"/>
    </style:style>
    <style:style style:name="T8" style:family="text">
      <style:text-properties fo:font-weight="bold" officeooo:rsid="001f3cd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be65b" style:font-weight-asian="normal" style:font-weight-complex="normal"/>
    </style:style>
    <style:style style:name="T11" style:family="text">
      <style:text-properties officeooo:rsid="001bed2f"/>
    </style:style>
    <style:style style:name="T12" style:family="text">
      <style:text-properties officeooo:rsid="001f3c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tailed Business Case:</text:p>
      <text:p text:style-name="P1"/>
      <text:p text:style-name="P3"><text:span text:style-name="T1">T</text:span>here are multiple sources of trending topics and articles each stating a different scenario or perspective on social media, blogs, online newspapers etc. The readers are not sure of the closest situation due to these multiple view points, reviews and portrayal and are often mislead from the actual information or scenario. </text:p>
      <text:p text:style-name="P3">The pro<text:span text:style-name="T11">duct</text:span> <text:span text:style-name="T11">extracts data from the web via live streaming of data from various social media sites and through WebScraping from online newspaper sites.</text:span> <text:span text:style-name="T2">It then summarises the stored data and displays the most common result. The product would provide more accurate, precise and straightforward solution to the discrete or varied views to a particular news. </text:span></text:p>
      <text:p text:style-name="P3"><text:span text:style-name="T11">It has </text:span><text:span text:style-name="T7">negligible cost overheads</text:span><text:span text:style-name="T11">. Only an android app or website need to be accessed. Since the data is stored in Hadoop DFS using Apache Flume, even if the data increases with time, there will be no issues of storage and processing. This makes the application </text:span><text:span text:style-name="T6">scalable</text:span><text:span text:style-name="T10">.</text:span></text:p>
      <text:p text:style-name="P4"/>
      <text:p text:style-name="P5">Solution Design and Architecture:</text:p>
      <text:p text:style-name="P6"><text:span text:style-name="T8">Data Extraction</text:span><text:span text:style-name="T12">- D</text:span>ata <text:span text:style-name="T3">is extracted </text:span>from web via live streaming data from various social sites and WebScrapping <text:span text:style-name="T12">using python libraries like Beautiful Soup, urllib, tweepy and</text:span> from various Online Newspapers. </text:p>
      <text:p text:style-name="P6"><text:span text:style-name="T8">Data Storage </text:span><text:span text:style-name="T12">- </text:span>Finally the collected data will be stored in Hadoop DFS and then processed and filtered using Mapreduce. </text:p>
      <text:p text:style-name="P6"><text:span text:style-name="T8">Data Processing</text:span><text:span text:style-name="T12">- </text:span>The filtered data <text:span text:style-name="T3">is</text:span> then summarized using Natural Language Processing and other Python Libraries <text:span text:style-name="T4">like gensim, etc</text:span>. </text:p>
      <text:p text:style-name="P6"><text:span text:style-name="T8">Final Result</text:span><text:span text:style-name="T12">- </text:span>The summarized result will be visualized using various Data Visualization tools like R Studio, Matplotlib et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1:59:34.503234924</meta:creation-date>
    <dc:date>2018-03-26T14:32:57.618744285</dc:date>
    <meta:editing-duration>PT1H7M12S</meta:editing-duration>
    <meta:editing-cycles>14</meta:editing-cycles>
    <meta:generator>LibreOffice/5.1.6.2$Linux_X86_64 LibreOffice_project/10m0$Build-2</meta:generator>
    <meta:document-statistic meta:table-count="0" meta:image-count="0" meta:object-count="0" meta:page-count="1" meta:paragraph-count="9" meta:word-count="248" meta:character-count="1589" meta:non-whitespace-character-count="1345"/>
  </office:meta>
</office:document-meta>
</file>